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3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5">
      <style:paragraph-properties fo:margin-top="0cm" fo:margin-bottom="0cm" style:contextual-spacing="false"/>
    </style:style>
    <style:style style:name="P9" style:family="paragraph" style:parent-style-name="Text_20_body" style:list-style-name="L6"/>
    <style:style style:name="P10" style:family="paragraph" style:parent-style-name="Text_20_body" style:list-style-name="L6">
      <style:paragraph-properties fo:margin-top="0cm" fo:margin-bottom="0cm" style:contextual-spacing="false"/>
    </style:style>
    <style:style style:name="P11" style:family="paragraph" style:parent-style-name="Text_20_body" style:list-style-name="L7"/>
    <style:style style:name="P12" style:family="paragraph" style:parent-style-name="Text_20_body" style:list-style-name="L7">
      <style:paragraph-properties fo:margin-top="0cm" fo:margin-bottom="0cm" style:contextual-spacing="false"/>
    </style:style>
    <style:style style:name="P13" style:family="paragraph" style:parent-style-name="Text_20_body" style:list-style-name="L8"/>
    <style:style style:name="P14" style:family="paragraph" style:parent-style-name="Text_20_body" style:list-style-name="L8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Отчет о выполнении</text:h>
      <text:h text:style-name="Heading_20_2" text:outline-level="2">Описание проекта</text:h>
      <text:p text:style-name="Text_20_body">Проект представляет собой систему для управления коллекцией книг с возможностью добавления, удаления, поиска книг, а также их экспорта и импорта. Основной функционал включает в себя работу с пользователями, управление книгами, генерацию QR-кодов и возможность смены роли пользователя в зависимости от прав доступа.</text:p>
      <text:h text:style-name="Heading_20_3" text:outline-level="3">Основные компоненты</text:h>
      <text:list text:style-name="L1">
        <text:list-item>
          <text:p text:style-name="P1"><text:span text:style-name="Strong_20_Emphasis">Form1 (Главная форма)</text:span>: Основной интерфейс для взаимодействия с пользователем. Позволяет добавлять новые книги, искать книги по автору, удалять книги, а также экспортировать их в форматах JSON и PDF. Включает функционал для генерации и отображения QR-кодов для каждой книги.</text:p>
        </text:list-item>
        <text:list-item>
          <text:p text:style-name="P1"><text:span text:style-name="Strong_20_Emphasis">Form2 (Форма входа)</text:span>: Форма для авторизации и регистрации пользователей. Содержит функционал для создания новых пользователей с отправкой данных на почту.</text:p>
        </text:list-item>
        <text:list-item>
          <text:p text:style-name="P1"><text:span text:style-name="Strong_20_Emphasis">UserManager</text:span>: Класс для управления пользователями, включая аутентификацию, добавление новых пользователей и изменение их ролей.</text:p>
        </text:list-item>
        <text:list-item>
          <text:p text:style-name="P1"><text:span text:style-name="Strong_20_Emphasis">BookManager</text:span>: Класс для управления коллекцией книг, включая добавление, удаление, поиск книг, а также импорт и экспорт данных в форматах JSON.</text:p>
        </text:list-item>
        <text:list-item>
          <text:p text:style-name="P1"><text:span text:style-name="Strong_20_Emphasis">QR Code Generation</text:span>: Для каждой книги генерируется QR-код, который отображается в интерфейсе. QR-код содержит данные о книге, такие как название, автор и год.</text:p>
        </text:list-item>
      </text:list>
      <text:h text:style-name="Heading_20_3" text:outline-level="3">Основные функции</text:h>
      <text:h text:style-name="Heading_20_4" text:outline-level="4">Управление книгами</text:h>
      <text:list text:style-name="L2">
        <text:list-item>
          <text:p text:style-name="P3"><text:span text:style-name="Strong_20_Emphasis">Добавление книги</text:span>: Пользователь может добавить книгу, указав ее название, автора и год издания. Для каждой книги автоматически генерируется QR-код. </text:p>
        </text:list-item>
        <text:list-item>
          <text:p text:style-name="P3"><text:span text:style-name="Strong_20_Emphasis">Удаление книги</text:span>: Книги можно удалять из коллекции по идентификатору. </text:p>
        </text:list-item>
        <text:list-item>
          <text:p text:style-name="P3"><text:span text:style-name="Strong_20_Emphasis">Поиск книг</text:span>: Есть возможность искать книги по автору и отображать все книги в коллекции. </text:p>
        </text:list-item>
        <text:list-item>
          <text:p text:style-name="P2"><text:span text:style-name="Strong_20_Emphasis">Импорт и экспорт</text:span>: Книги можно импортировать и экспортировать в формате JSON. Также реализован экспорт в формат PDF, где каждая книга представлена в таблице с QR-кодом. </text:p>
        </text:list-item>
      </text:list>
      <text:h text:style-name="Heading_20_4" text:outline-level="4">Управление пользователями</text:h>
      <text:list text:style-name="L3">
        <text:list-item>
          <text:p text:style-name="P5"><text:span text:style-name="Strong_20_Emphasis">Авторизация и регистрация</text:span>: Пользователи могут зарегистрироваться, и их данные (почта и пароль) отправляются на электронную почту. Система поддерживает аутентификацию пользователей с разными ролями (например, "admin" и "user"). </text:p>
        </text:list-item>
        <text:list-item>
          <text:p text:style-name="P4"><text:soft-page-break/><text:span text:style-name="Strong_20_Emphasis">Изменение роли</text:span>: Администратор может изменить роль пользователя. Роль определяет доступ к функционалу, например, возможность изменять данные других пользователей. </text:p>
        </text:list-item>
      </text:list>
      <text:h text:style-name="Heading_20_4" text:outline-level="4">Тема оформления</text:h>
      <text:list text:style-name="L4">
        <text:list-item>
          <text:p text:style-name="P6">Реализована поддержка двух тем: светлой и темной. Пользователь может переключать тему интерфейса с помощью соответствующей кнопки. </text:p>
        </text:list-item>
      </text:list>
      <text:h text:style-name="Heading_20_3" text:outline-level="3">Инструменты и технологии</text:h>
      <text:list text:style-name="L5">
        <text:list-item>
          <text:p text:style-name="P8"><text:span text:style-name="Strong_20_Emphasis">C# и Windows Forms</text:span>: Для создания интерфейса и работы с данными. </text:p>
        </text:list-item>
        <text:list-item>
          <text:p text:style-name="P8"><text:span text:style-name="Strong_20_Emphasis">iTextSharp</text:span>: Для экспорта книг в PDF. </text:p>
        </text:list-item>
        <text:list-item>
          <text:p text:style-name="P8"><text:span text:style-name="Strong_20_Emphasis">QRCoder</text:span>: Для генерации QR-кодов. </text:p>
        </text:list-item>
        <text:list-item>
          <text:p text:style-name="P7"><text:span text:style-name="Strong_20_Emphasis">SMTP</text:span>: Для отправки email-сообщений при регистрации пользователя. </text:p>
        </text:list-item>
      </text:list>
      <text:h text:style-name="Heading_20_3" text:outline-level="3">Работа с данными</text:h>
      <text:list text:style-name="L6">
        <text:list-item>
          <text:p text:style-name="P10"><text:span text:style-name="Strong_20_Emphasis">Книги</text:span>: Каждая книга имеет уникальный идентификатор (GUID), название, автора и год издания. Книги хранятся в памяти в коллекции <text:span text:style-name="Source_20_Text">List&lt;Book&gt;</text:span>. </text:p>
        </text:list-item>
        <text:list-item>
          <text:p text:style-name="P9"><text:span text:style-name="Strong_20_Emphasis">Пользователи</text:span>: Пользователи хранятся в коллекции <text:span text:style-name="Source_20_Text">List&lt;User&gt;</text:span>, и каждый пользователь имеет уникальный логин и роль. </text:p>
        </text:list-item>
      </text:list>
      <text:h text:style-name="Heading_20_3" text:outline-level="3">Основные функциональные возможности</text:h>
      <text:list text:style-name="L7">
        <text:list-item>
          <text:p text:style-name="P12"><text:span text:style-name="Strong_20_Emphasis">Добавление книги</text:span>: Пользователь может добавить книгу, указав название, автора и год издания. После добавления книги автоматически генерируется QR-код с данными о книге, который отображается в интерфейсе. </text:p>
        </text:list-item>
        <text:list-item>
          <text:p text:style-name="P12"><text:span text:style-name="Strong_20_Emphasis">Поиск книги</text:span>: Книги можно искать по автору, и результаты отображаются в интерфейсе. </text:p>
        </text:list-item>
        <text:list-item>
          <text:p text:style-name="P12"><text:span text:style-name="Strong_20_Emphasis">Удаление книги</text:span>: Книги можно удалять по их идентификатору. </text:p>
        </text:list-item>
        <text:list-item>
          <text:p text:style-name="P12"><text:span text:style-name="Strong_20_Emphasis">Экспорт и импорт</text:span>: Книги можно экспортировать в форматах JSON и PDF. При экспорте в PDF также генерируется QR-код для каждой книги. </text:p>
        </text:list-item>
        <text:list-item>
          <text:p text:style-name="P11"><text:span text:style-name="Strong_20_Emphasis">Управление пользователями</text:span>: Администратор может изменять роль пользователя, а также добавлять новых пользователей и отправлять им данные для входа на электронную почту. </text:p>
        </text:list-item>
      </text:list>
      <text:h text:style-name="Heading_20_3" text:outline-level="3">Проблемы и решения</text:h>
      <text:list text:style-name="L8">
        <text:list-item>
          <text:p text:style-name="P14"><text:span text:style-name="Strong_20_Emphasis">Проблемы с отправкой email</text:span>: Для отправки сообщений используется SMTP-сервер. Были проблемы с настройкой SMTP, которые были решены использованием правильных учетных данных для сервера отправки. </text:p>
        </text:list-item>
        <text:list-item>
          <text:p text:style-name="P13"><text:span text:style-name="Strong_20_Emphasis">Обработка ошибок</text:span>: В проекте предусмотрена базовая обработка ошибок, например, при экспорте данных в формат PDF, если возникают ошибки, показывается соответствующее сообщение. </text:p>
        </text:list-item>
      </text:list>
      <text:h text:style-name="Heading_20_3" text:outline-level="3">Заключение</text:h>
      <text:p text:style-name="Text_20_body">Проект успешно реализует функционал для управления коллекцией книг, включает возможности добавления, поиска, удаления книг, а также их экспорта и импорта. Также <text:soft-page-break/>предусмотрена система управления пользователями с различными ролями. В проекте использованы различные библиотеки для генерации QR-кодов и создания PDF-документов, что делает его функциональным и удобным для использования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4T16:34:45.804000000</meta:creation-date>
    <dc:date>2024-12-24T16:35:20.195000000</dc:date>
    <meta:editing-duration>PT34S</meta:editing-duration>
    <meta:editing-cycles>1</meta:editing-cycles>
    <meta:document-statistic meta:table-count="0" meta:image-count="0" meta:object-count="0" meta:page-count="3" meta:paragraph-count="39" meta:word-count="579" meta:character-count="4268" meta:non-whitespace-character-count="3733"/>
    <meta:generator>LibreOffice/24.2.5.2$Windows_X86_64 LibreOffice_project/bffef4ea93e59bebbeaf7f431bb02b1a39ee8a59</meta:generator>
  </office:meta>
</office:document-meta>
</file>